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opacity="0%" draw:fill="solid" draw:fill-color="#ff0000" draw:opacity="7%" draw:opacity-name="" draw:textarea-vertical-align="middle"/>
    </style:style>
    <style:style style:name="gr2" style:family="graphic" style:parent-style-name="objectwithoutfill">
      <style:graphic-properties svg:stroke-opacity="0%" draw:fill="solid" draw:fill-color="#00ff00" draw:opacity="8%" draw:textarea-vertical-align="middle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withoutfill">
      <style:graphic-properties draw:stroke="dash" draw:stroke-dash="Fine_20_Dashed" svg:stroke-color="#939393" draw:fill="solid" draw:textarea-vertical-align="middle"/>
    </style:style>
    <style:style style:name="gr8" style:family="graphic" style:parent-style-name="objectwithoutfill">
      <style:graphic-properties svg:stroke-color="#a5a5a5" draw:fill="solid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2.111cm" fo:min-width="0cm"/>
    </style:style>
    <style:style style:name="gr10" style:family="graphic" style:parent-style-name="objectwithoutfill">
      <style:graphic-properties draw:stroke="dash" draw:stroke-dash="Fine_20_Dashed" draw:marker-end=""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0000" draw:opacity="7%"/>
      <style:paragraph-properties fo:text-align="center"/>
    </style:style>
    <style:style style:name="P2" style:family="paragraph">
      <loext:graphic-properties draw:fill="solid" draw:fill-color="#00ff00" draw:opacity="8%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8.491cm" svg:height="3.806cm" draw:transform="skewX (1.15216573326326E-016) rotate (-0.568453737374553) translate (1.13686837721616E-016cm 1.482cm)" svg:viewBox="0 0 8492 3807" draw:points="15,23 8492,23 2432,3807 0,0 7,11">
          <text:p/>
        </draw:polygon>
        <draw:polygon draw:style-name="gr2" draw:text-style-name="P2" draw:layer="layout" svg:width="9.972cm" svg:height="5.601cm" draw:transform="skewX (-6.66736615860796E-017) rotate (-0.570373599551747) translate (2.3323381707401cm -3.63578107471139cm)" svg:viewBox="0 0 9973 5602" draw:points="806,5575 9154,5576 9973,5050 6734,0 0,4320 823,5602">
          <text:p/>
        </draw:polygon>
        <draw:custom-shape draw:style-name="gr3" draw:text-style-name="P3" draw:layer="layout" svg:width="0.206cm" svg:height="0.206cm" svg:x="3.49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4.096cm" svg:y="4.474cm">
          <draw:text-box>
            <text:p/>
          </draw:text-box>
        </draw:frame>
        <draw:frame draw:style-name="gr5" draw:text-style-name="P5" draw:layer="measurelines" svg:width="0.517cm" svg:height="0.47cm" svg:x="3.119cm" svg:y="3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6" draw:layer="layout" svg:x1="3.601cm" svg:y1="3.819cm" svg:x2="4.64cm" svg:y2="2.035cm">
          <text:p/>
        </draw:line>
        <draw:frame draw:style-name="gr5" draw:text-style-name="P5" draw:layer="measurelines" svg:width="0.441cm" svg:height="0.47cm" svg:x="3.703cm" svg:y="2.6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measurelines" svg:width="0.484cm" svg:height="0.47cm" svg:x="6.695cm" svg:y="2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6" draw:layer="layout" svg:x1="0cm" svg:y1="1.502cm" svg:x2="7.276cm" svg:y2="6.151cm">
          <text:p/>
        </draw:line>
        <draw:line draw:style-name="gr8" draw:text-style-name="P6" draw:layer="layout" svg:x1="3.925cm" svg:y1="3.966cm" svg:x2="4.142cm" svg:y2="3.608cm">
          <text:p/>
        </draw:line>
        <draw:line draw:style-name="gr8" draw:text-style-name="P6" draw:layer="layout" svg:x1="3.858cm" svg:y1="3.422cm" svg:x2="4.142cm" svg:y2="3.608cm">
          <text:p/>
        </draw:line>
        <draw:custom-shape draw:style-name="gr9" draw:text-style-name="P7" draw:layer="layout" svg:width="0.415cm" svg:height="2.489cm" draw:transform="rotate (-0.549429648527815) translate (4.273cm 1.2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6" draw:layer="layout" svg:x1="3.601cm" svg:y1="3.82cm" svg:x2="5.42cm" svg:y2="0.718cm">
          <text:p/>
        </draw:line>
        <draw:line draw:style-name="gr10" draw:text-style-name="P6" draw:layer="layout" svg:x1="3.602cm" svg:y1="3.82cm" svg:x2="6.69cm" svg:y2="2.555cm">
          <text:p/>
        </draw:line>
        <draw:line draw:style-name="gr10" draw:text-style-name="P6" draw:layer="layout" svg:x1="4.921cm" svg:y1="1.573cm" svg:x2="6.69cm" svg:y2="2.556cm">
          <text:p/>
        </draw:line>
        <draw:line draw:style-name="gr8" draw:text-style-name="P6" draw:layer="layout" svg:x1="4.84cm" svg:y1="1.727cm" svg:x2="4.961cm" svg:y2="1.792cm">
          <text:p/>
        </draw:line>
        <draw:line draw:style-name="gr8" draw:text-style-name="P6" draw:layer="layout" svg:x1="5.041cm" svg:y1="1.657cm" svg:x2="4.957cm" svg:y2="1.794cm">
          <text:p/>
        </draw:line>
        <draw:path draw:style-name="gr11" draw:text-style-name="P6" draw:layer="layout" svg:width="0.487cm" svg:height="0.277cm" draw:transform="rotate (-0.203330857857339) translate (4.198cm 2.934cm)" svg:viewBox="0 0 488 278" svg:d="M0 0c297 0 488 278 488 278">
          <text:p/>
        </draw:path>
        <draw:frame draw:style-name="gr5" draw:text-style-name="P5" draw:layer="measurelines" svg:width="0.417cm" svg:height="0.331cm" svg:x="4.391cm" svg:y="2.75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3" draw:text-style-name="P3" draw:layer="layout" svg:width="0.206cm" svg:height="0.206cm" svg:x="6.562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06cm" svg:height="0.206cm" svg:x="4.805cm" svg:y="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641cm" svg:height="0.47cm" svg:x="5.033cm" svg:y="1.1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measurelines" svg:width="2.245cm" svg:height="0.513cm" svg:x="1.443cm" svg:y="1.8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measurelines" svg:width="1.422cm" svg:height="0.47cm" svg:x="3.355cm" svg:y="4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8-04T11:29:40.736880120</dc:date>
    <meta:editing-duration>PT37M49S</meta:editing-duration>
    <meta:editing-cycles>12</meta:editing-cycles>
    <meta:generator>LibreOffice/6.0.7.3$Linux_X86_64 LibreOffice_project/00m0$Build-3</meta:generator>
    <meta:document-statistic meta:object-count="24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row>
      <mtext>||</mtext>
      <mover accent="true">
        <mi>u</mi>
        <mo stretchy="false">⃗</mo>
      </mover>
      <mrow>
        <mtext>||</mtext>
        <mo stretchy="false">=</mo>
        <mn>1</mn>
      </mrow>
    </mrow>
    <annotation encoding="StarMath 5.0">"||" vec u "||" = 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5/content.xml><?xml version="1.0" encoding="utf-8"?>
<math xmlns="http://www.w3.org/1998/Math/MathML" display="block">
  <semantics>
    <mi>θ</mi>
    <annotation encoding="StarMath 5.0">%theta</annotation>
  </semantics>
</math>
</file>

<file path=Object 6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7/content.xml><?xml version="1.0" encoding="utf-8"?>
<math xmlns="http://www.w3.org/1998/Math/MathML" display="block">
  <semantics>
    <mrow>
      <mi>cos</mi>
      <mrow>
        <mo fence="true" stretchy="false">(</mo>
        <mrow>
          <mi>θ</mi>
        </mrow>
        <mo fence="true" stretchy="false">)</mo>
      </mrow>
      <mi>x</mi>
      <mi mathvariant="italic">AP</mi>
    </mrow>
    <annotation encoding="StarMath 5.0">cos( %theta ) x AP</annotation>
  </semantics>
</math>
</file>